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2.185cm"/>
    </style:style>
    <style:style style:name="co3" style:family="table-column">
      <style:table-column-properties fo:break-before="auto" style:column-width="1.512cm"/>
    </style:style>
    <style:style style:name="co4" style:family="table-column">
      <style:table-column-properties fo:break-before="auto" style:column-width="1.48cm"/>
    </style:style>
    <style:style style:name="co5" style:family="table-column">
      <style:table-column-properties fo:break-before="auto" style:column-width="1.704cm"/>
    </style:style>
    <style:style style:name="co6" style:family="table-column">
      <style:table-column-properties fo:break-before="auto" style:column-width="2.088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2.152cm"/>
    </style:style>
    <style:style style:name="co12" style:family="table-column">
      <style:table-column-properties fo:break-before="auto" style:column-width="2.536cm"/>
    </style:style>
    <style:style style:name="co13" style:family="table-column">
      <style:table-column-properties fo:break-before="auto" style:column-width="1.672cm"/>
    </style:style>
    <style:style style:name="co14" style:family="table-column">
      <style:table-column-properties fo:break-before="auto" style:column-width="2.826cm"/>
    </style:style>
    <style:style style:name="co15" style:family="table-column">
      <style:table-column-properties fo:break-before="auto" style:column-width="2.281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4.325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6b5e9b" style:text-align-source="fix" style:repeat-content="false" fo:border-left="0.74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ackground-color="#6b5e9b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8e86ae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>
      <style:table-cell-properties fo:border-bottom="0.74pt solid #000000" fo:background-color="#81aca6" style:text-align-source="fix" style:repeat-content="false" fo:border-left="0.74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ackground-color="#81aca6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50938a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ext-properties fo:color="#2a6099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74pt solid #000000" fo:background-color="#069a2e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2">
      <style:text-properties fo:font-weight="bold" style:font-weight-asian="bold" style:font-weight-complex="bold"/>
    </style:style>
    <style:style style:name="ce23" style:family="table-cell" style:parent-style-name="Default" style:data-style-name="N11"/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108"/>
    <style:style style:name="ce9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ext-properties fo:color="#2a6099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0.74pt solid #000000" fo:border-right="none" fo:border-top="none"/>
    </style:style>
    <style:style style:name="ce51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53" style:family="table-cell" style:parent-style-name="Default" style:data-style-name="N108">
      <style:text-properties fo:font-weight="bold" style:font-weight-asian="bold" style:font-weight-complex="bold"/>
    </style:style>
    <style:style style:name="ce54" style:family="table-cell" style:parent-style-name="Default" style:data-style-name="N108"/>
    <style:style style:name="ce55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ackground-color="#6b5e9b" style:text-align-source="fix" style:repeat-content="false" fo:border-left="0.74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59" style:family="table-cell" style:parent-style-name="Default">
      <style:table-cell-properties fo:border-bottom="0.74pt solid #000000" fo:background-color="#6b5e9b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fo:background-color="#8e86ae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62" style:family="table-cell" style:parent-style-name="Default" style:data-style-name="N2"/>
    <style:style style:name="ce63" style:family="table-cell" style:parent-style-name="Default">
      <style:table-cell-properties fo:border-bottom="0.74pt solid #000000" fo:background-color="#81aca6" style:text-align-source="fix" style:repeat-content="false" fo:border-left="0.74pt solid #000000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ackground-color="#81aca6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74pt solid #000000" fo:background-color="#50938a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66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0.74pt solid #000000" fo:background-color="#069a2e" style:text-align-source="fix" style:repeat-content="false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68" style:family="table-cell" style:parent-style-name="Default" style:data-style-name="N2">
      <style:text-properties fo:font-weight="bold" style:font-weight-asian="bold" style:font-weight-complex="bold"/>
    </style:style>
    <style:style style:name="ce69" style:family="table-cell" style:parent-style-name="Default" style:data-style-name="N11"/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0"/>
        <table:table-column table:style-name="co7" table:default-cell-style-name="Default"/>
        <table:table-column table:style-name="co8" table:default-cell-style-name="ce50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50"/>
        <table:table-column table:style-name="co8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2" table:default-cell-style-name="ce50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table:style-name="ce47" office:value-type="string" calcext:value-type="string">
            <text:p>Cenário</text:p>
          </table:table-cell>
          <table:table-cell table:style-name="ce47" office:value-type="string" calcext:value-type="string">
            <text:p>URLs / min</text:p>
            <text:p>RPM</text:p>
          </table:table-cell>
          <table:table-cell table:style-name="ce47" office:value-type="string" calcext:value-type="string">
            <text:p>Leitura</text:p>
          </table:table-cell>
          <table:table-cell table:style-name="ce47" office:value-type="string" calcext:value-type="string">
            <text:p>Escrita</text:p>
          </table:table-cell>
          <table:table-cell table:style-name="ce47" office:value-type="string" calcext:value-type="string">
            <text:p>Row DB</text:p>
            <text:p><text:span text:style-name="T2">Bytes</text:span></text:p>
          </table:table-cell>
          <table:table-cell table:style-name="ce49" office:value-type="string" calcext:value-type="string">
            <text:p>Urls / Hora</text:p>
          </table:table-cell>
          <table:table-cell table:style-name="ce47" office:value-type="string" calcext:value-type="string">
            <text:p>Urls / Dia</text:p>
          </table:table-cell>
          <table:table-cell table:style-name="ce51" office:value-type="string" calcext:value-type="string">
            <text:p>Storage </text:p>
            <text:p>Dia byte</text:p>
          </table:table-cell>
          <table:table-cell table:style-name="ce52" office:value-type="string" calcext:value-type="string">
            <text:p>Storage </text:p>
            <text:p>Dia KB</text:p>
          </table:table-cell>
          <table:table-cell table:style-name="ce52" office:value-type="string" calcext:value-type="string">
            <text:p>Storage </text:p>
            <text:p>Dia MB</text:p>
          </table:table-cell>
          <table:table-cell table:style-name="ce55" office:value-type="string" calcext:value-type="string">
            <text:p>Storage </text:p>
            <text:p>ANO GB</text:p>
          </table:table-cell>
          <table:table-cell table:style-name="ce56" office:value-type="string" calcext:value-type="string">
            <text:p>Storage </text:p>
            <text:p>5 Anos GB</text:p>
          </table:table-cell>
          <table:table-cell table:style-name="ce57" office:value-type="string" calcext:value-type="string">
            <text:p>Cache </text:p>
            <text:p>Dia URLs</text:p>
          </table:table-cell>
          <table:table-cell table:style-name="ce59" office:value-type="string" calcext:value-type="string">
            <text:p>Cache </text:p>
            <text:p>Dia byte</text:p>
          </table:table-cell>
          <table:table-cell table:style-name="ce60" office:value-type="string" calcext:value-type="string">
            <text:p>Cache </text:p>
            <text:p>Dia MB</text:p>
          </table:table-cell>
          <table:table-cell table:style-name="ce61" office:value-type="string" calcext:value-type="string">
            <text:p>Cache </text:p>
            <text:p>Dia GB</text:p>
          </table:table-cell>
          <table:table-cell table:style-name="ce63" office:value-type="string" calcext:value-type="string">
            <text:p>Leitura</text:p>
            <text:p>Dia</text:p>
          </table:table-cell>
          <table:table-cell table:style-name="ce64" office:value-type="string" calcext:value-type="string">
            <text:p>Escrita</text:p>
            <text:p>Dia</text:p>
          </table:table-cell>
          <table:table-cell table:style-name="ce65" office:value-type="string" calcext:value-type="string">
            <text:p>Leitura </text:p>
            <text:p>Dia Byte</text:p>
          </table:table-cell>
          <table:table-cell table:style-name="ce65" office:value-type="string" calcext:value-type="string">
            <text:p>Escrita </text:p>
            <text:p>Dia Byte</text:p>
          </table:table-cell>
          <table:table-cell table:style-name="ce67" office:value-type="string" calcext:value-type="string">
            <text:p>Bandwidht </text:p>
            <text:p>Dia GB</text:p>
          </table:table-cell>
          <table:table-cell table:number-columns-repeated="3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139" calcext:value-type="float">
            <text:p>2139</text:p>
          </table:table-cell>
          <table:table-cell table:formula="of:=[.B2]*60" office:value-type="float" office:value="600" calcext:value-type="float">
            <text:p>600</text:p>
          </table:table-cell>
          <table:table-cell table:formula="of:=[.B2]*60*24" office:value-type="float" office:value="14400" calcext:value-type="float">
            <text:p>14400</text:p>
          </table:table-cell>
          <table:table-cell table:formula="of:=[.G2]*[.E2]" office:value-type="float" office:value="30801600" calcext:value-type="float">
            <text:p>30801600</text:p>
          </table:table-cell>
          <table:table-cell table:formula="of:=[.H2]/1000" office:value-type="float" office:value="30801.6" calcext:value-type="float">
            <text:p>30801,6</text:p>
          </table:table-cell>
          <table:table-cell table:style-name="ce53" table:formula="of:=[.I2]/1000" office:value-type="float" office:value="30.8016" calcext:value-type="float">
            <text:p>30,8</text:p>
          </table:table-cell>
          <table:table-cell table:style-name="ce53" table:formula="of:=([.J2]*365)/1000" office:value-type="float" office:value="11.242584" calcext:value-type="float">
            <text:p>11,2</text:p>
          </table:table-cell>
          <table:table-cell table:style-name="ce53" table:formula="of:=[.K2]*5" office:value-type="float" office:value="56.21292" calcext:value-type="float">
            <text:p>56,2</text:p>
          </table:table-cell>
          <table:table-cell table:style-name="ce58" table:formula="of:=[.G2]*[.$X$6]" office:value-type="float" office:value="11520" calcext:value-type="float">
            <text:p>11520,00</text:p>
          </table:table-cell>
          <table:table-cell table:formula="of:=[.M2]*[.E2]" office:value-type="float" office:value="24641280" calcext:value-type="float">
            <text:p>24641280</text:p>
          </table:table-cell>
          <table:table-cell table:style-name="ce53" table:formula="of:=[.N2]/1000/1000" office:value-type="float" office:value="24.64128" calcext:value-type="float">
            <text:p>24,6</text:p>
          </table:table-cell>
          <table:table-cell table:style-name="ce62" table:formula="of:=[.O2]/1000" office:value-type="float" office:value="0.02464128" calcext:value-type="float">
            <text:p>0,02</text:p>
          </table:table-cell>
          <table:table-cell table:style-name="ce58" table:formula="of:=([.B2]*60*24*[.C2])" office:value-type="float" office:value="720000" calcext:value-type="float">
            <text:p>720000,00</text:p>
          </table:table-cell>
          <table:table-cell table:formula="of:=([.B2]*60*24*[.D2])" office:value-type="float" office:value="14400" calcext:value-type="float">
            <text:p>14400</text:p>
          </table:table-cell>
          <table:table-cell table:formula="of:=([.Q2]*[.$X$12])" office:value-type="float" office:value="1504080000" calcext:value-type="float">
            <text:p>1504080000</text:p>
          </table:table-cell>
          <table:table-cell table:formula="of:=([.R2]*[.$X$11])" office:value-type="float" office:value="30801600" calcext:value-type="float">
            <text:p>30801600</text:p>
          </table:table-cell>
          <table:table-cell table:style-name="ce68" table:formula="of:=([.S2]+[.T2])/1000/1000/1000" office:value-type="float" office:value="1.5348816" calcext:value-type="float">
            <text:p>1,53</text:p>
          </table:table-cell>
          <table:table-cell table:style-name="ce62"/>
          <table:table-cell office:value-type="string" calcext:value-type="string">
            <text:p>Minuto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139" calcext:value-type="float">
            <text:p>2139</text:p>
          </table:table-cell>
          <table:table-cell table:formula="of:=[.B3]*60" office:value-type="float" office:value="6000" calcext:value-type="float">
            <text:p>6000</text:p>
          </table:table-cell>
          <table:table-cell table:formula="of:=[.B3]*60*24" office:value-type="float" office:value="144000" calcext:value-type="float">
            <text:p>144000</text:p>
          </table:table-cell>
          <table:table-cell table:formula="of:=[.G3]*[.E3]" office:value-type="float" office:value="308016000" calcext:value-type="float">
            <text:p>308016000</text:p>
          </table:table-cell>
          <table:table-cell table:formula="of:=[.H3]/1000" office:value-type="float" office:value="308016" calcext:value-type="float">
            <text:p>308016</text:p>
          </table:table-cell>
          <table:table-cell table:style-name="ce54" table:formula="of:=[.I3]/1000" office:value-type="float" office:value="308.016" calcext:value-type="float">
            <text:p>308,0</text:p>
          </table:table-cell>
          <table:table-cell table:style-name="ce54" table:formula="of:=([.J3]*365)/1000" office:value-type="float" office:value="112.42584" calcext:value-type="float">
            <text:p>112,4</text:p>
          </table:table-cell>
          <table:table-cell table:style-name="ce54" table:formula="of:=[.K3]*5" office:value-type="float" office:value="562.1292" calcext:value-type="float">
            <text:p>562,1</text:p>
          </table:table-cell>
          <table:table-cell table:style-name="ce58" table:formula="of:=[.G3]*[.$X$6]" office:value-type="float" office:value="115200" calcext:value-type="float">
            <text:p>115200,00</text:p>
          </table:table-cell>
          <table:table-cell table:formula="of:=[.M3]*[.E3]" office:value-type="float" office:value="246412800" calcext:value-type="float">
            <text:p>246412800</text:p>
          </table:table-cell>
          <table:table-cell table:style-name="ce54" table:formula="of:=[.N3]/1000/1000" office:value-type="float" office:value="246.4128" calcext:value-type="float">
            <text:p>246,4</text:p>
          </table:table-cell>
          <table:table-cell table:style-name="ce62" table:formula="of:=[.O3]/1000" office:value-type="float" office:value="0.2464128" calcext:value-type="float">
            <text:p>0,25</text:p>
          </table:table-cell>
          <table:table-cell table:style-name="ce58" table:formula="of:=([.B3]*60*24*[.C3])" office:value-type="float" office:value="7200000" calcext:value-type="float">
            <text:p>7200000,00</text:p>
          </table:table-cell>
          <table:table-cell table:formula="of:=([.B3]*60*24*[.D3])" office:value-type="float" office:value="144000" calcext:value-type="float">
            <text:p>144000</text:p>
          </table:table-cell>
          <table:table-cell table:style-name="ce66" table:formula="of:=([.Q3]*[.$X$12])" office:value-type="float" office:value="15040800000" calcext:value-type="float">
            <text:p>15040800000</text:p>
          </table:table-cell>
          <table:table-cell table:formula="of:=([.R3]*[.$X$11])" office:value-type="float" office:value="308016000" calcext:value-type="float">
            <text:p>308016000</text:p>
          </table:table-cell>
          <table:table-cell table:style-name="ce62" table:formula="of:=([.S3]+[.T3])/1000/1000/1000" office:value-type="float" office:value="15.348816" calcext:value-type="float">
            <text:p>15,35</text:p>
          </table:table-cell>
          <table:table-cell/>
          <table:table-cell office:value-type="string" calcext:value-type="string">
            <text:p>Horas di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139" calcext:value-type="float">
            <text:p>2139</text:p>
          </table:table-cell>
          <table:table-cell table:formula="of:=[.B4]*60" office:value-type="float" office:value="6000" calcext:value-type="float">
            <text:p>6000</text:p>
          </table:table-cell>
          <table:table-cell table:formula="of:=[.B4]*60*24" office:value-type="float" office:value="144000" calcext:value-type="float">
            <text:p>144000</text:p>
          </table:table-cell>
          <table:table-cell table:formula="of:=[.G4]*[.E4]" office:value-type="float" office:value="308016000" calcext:value-type="float">
            <text:p>308016000</text:p>
          </table:table-cell>
          <table:table-cell table:formula="of:=[.H4]/1000" office:value-type="float" office:value="308016" calcext:value-type="float">
            <text:p>308016</text:p>
          </table:table-cell>
          <table:table-cell table:style-name="ce54" table:formula="of:=[.I4]/1000" office:value-type="float" office:value="308.016" calcext:value-type="float">
            <text:p>308,0</text:p>
          </table:table-cell>
          <table:table-cell table:style-name="ce54" table:formula="of:=([.J4]*365)/1000" office:value-type="float" office:value="112.42584" calcext:value-type="float">
            <text:p>112,4</text:p>
          </table:table-cell>
          <table:table-cell table:style-name="ce54" table:formula="of:=[.K4]*5" office:value-type="float" office:value="562.1292" calcext:value-type="float">
            <text:p>562,1</text:p>
          </table:table-cell>
          <table:table-cell table:style-name="ce58" table:formula="of:=[.G4]*[.$X$6]" office:value-type="float" office:value="115200" calcext:value-type="float">
            <text:p>115200,00</text:p>
          </table:table-cell>
          <table:table-cell table:formula="of:=[.M4]*[.E4]" office:value-type="float" office:value="246412800" calcext:value-type="float">
            <text:p>246412800</text:p>
          </table:table-cell>
          <table:table-cell table:style-name="ce54" table:formula="of:=[.N4]/1000/1000" office:value-type="float" office:value="246.4128" calcext:value-type="float">
            <text:p>246,4</text:p>
          </table:table-cell>
          <table:table-cell table:style-name="ce62" table:formula="of:=[.O4]/1000" office:value-type="float" office:value="0.2464128" calcext:value-type="float">
            <text:p>0,25</text:p>
          </table:table-cell>
          <table:table-cell table:style-name="ce58" table:formula="of:=([.B4]*60*24*[.C4])" office:value-type="float" office:value="72000000" calcext:value-type="float">
            <text:p>72000000,00</text:p>
          </table:table-cell>
          <table:table-cell table:formula="of:=([.B4]*60*24*[.D4])" office:value-type="float" office:value="144000" calcext:value-type="float">
            <text:p>144000</text:p>
          </table:table-cell>
          <table:table-cell table:formula="of:=([.Q4]*[.$X$12])" office:value-type="float" office:value="150408000000" calcext:value-type="float">
            <text:p>150408000000</text:p>
          </table:table-cell>
          <table:table-cell table:formula="of:=([.R4]*[.$X$11])" office:value-type="float" office:value="308016000" calcext:value-type="float">
            <text:p>308016000</text:p>
          </table:table-cell>
          <table:table-cell table:style-name="ce62" table:formula="of:=([.S4]+[.T4])/1000/1000/1000" office:value-type="float" office:value="150.716016" calcext:value-type="float">
            <text:p>150,72</text:p>
          </table:table-cell>
          <table:table-cell/>
          <table:table-cell office:value-type="string" calcext:value-type="string">
            <text:p>Dias Ano</text:p>
          </table:table-cell>
          <table:table-cell office:value-type="float" office:value="365" calcext:value-type="float">
            <text:p>365</text:p>
          </table:table-cell>
        </table:table-row>
        <table:table-row table:style-name="ro2">
          <table:table-cell table:style-name="ce48" office:value-type="float" office:value="4" calcext:value-type="float">
            <text:p>4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139" calcext:value-type="float">
            <text:p>2139</text:p>
          </table:table-cell>
          <table:table-cell table:formula="of:=[.B5]*60" office:value-type="float" office:value="60000" calcext:value-type="float">
            <text:p>60000</text:p>
          </table:table-cell>
          <table:table-cell table:formula="of:=[.B5]*60*24" office:value-type="float" office:value="1440000" calcext:value-type="float">
            <text:p>1440000</text:p>
          </table:table-cell>
          <table:table-cell table:formula="of:=[.G5]*[.E5]" office:value-type="float" office:value="3080160000" calcext:value-type="float">
            <text:p>3080160000</text:p>
          </table:table-cell>
          <table:table-cell table:formula="of:=[.H5]/1000" office:value-type="float" office:value="3080160" calcext:value-type="float">
            <text:p>3080160</text:p>
          </table:table-cell>
          <table:table-cell table:style-name="ce54" table:formula="of:=[.I5]/1000" office:value-type="float" office:value="3080.16" calcext:value-type="float">
            <text:p>3080,2</text:p>
          </table:table-cell>
          <table:table-cell table:style-name="ce54" table:formula="of:=([.J5]*365)/1000" office:value-type="float" office:value="1124.2584" calcext:value-type="float">
            <text:p>1124,3</text:p>
          </table:table-cell>
          <table:table-cell table:style-name="ce54" table:formula="of:=[.K5]*5" office:value-type="float" office:value="5621.292" calcext:value-type="float">
            <text:p>5621,3</text:p>
          </table:table-cell>
          <table:table-cell table:style-name="ce58" table:formula="of:=[.G5]*[.$X$6]" office:value-type="float" office:value="1152000" calcext:value-type="float">
            <text:p>1152000,00</text:p>
          </table:table-cell>
          <table:table-cell table:formula="of:=[.M5]*[.E5]" office:value-type="float" office:value="2464128000" calcext:value-type="float">
            <text:p>2464128000</text:p>
          </table:table-cell>
          <table:table-cell table:style-name="ce54" table:formula="of:=[.N5]/1000/1000" office:value-type="float" office:value="2464.128" calcext:value-type="float">
            <text:p>2464,1</text:p>
          </table:table-cell>
          <table:table-cell table:style-name="ce62" table:formula="of:=[.O5]/1000" office:value-type="float" office:value="2.464128" calcext:value-type="float">
            <text:p>2,46</text:p>
          </table:table-cell>
          <table:table-cell table:style-name="ce58" table:formula="of:=([.B5]*60*24*[.C5])" office:value-type="float" office:value="720000000" calcext:value-type="float">
            <text:p>720000000,00</text:p>
          </table:table-cell>
          <table:table-cell table:formula="of:=([.B5]*60*24*[.D5])" office:value-type="float" office:value="1440000" calcext:value-type="float">
            <text:p>1440000</text:p>
          </table:table-cell>
          <table:table-cell table:formula="of:=([.Q5]*[.$X$12])" office:value-type="float" office:value="1504080000000" calcext:value-type="float">
            <text:p>1504080000000</text:p>
          </table:table-cell>
          <table:table-cell table:formula="of:=([.R5]*[.$X$11])" office:value-type="float" office:value="3080160000" calcext:value-type="float">
            <text:p>3080160000</text:p>
          </table:table-cell>
          <table:table-cell table:style-name="ce62" table:formula="of:=([.S5]+[.T5])/1000/1000/1000" office:value-type="float" office:value="1507.16016" calcext:value-type="float">
            <text:p>1507,16</text:p>
          </table:table-cell>
          <table:table-cell table:number-columns-repeated="3"/>
        </table:table-row>
        <table:table-row table:style-name="ro2">
          <table:table-cell table:number-columns-repeated="22"/>
          <table:table-cell office:value-type="string" calcext:value-type="string">
            <text:p>Cache % url</text:p>
          </table:table-cell>
          <table:table-cell table:style-name="ce69" office:value-type="percentage" office:value="0.8" calcext:value-type="percentage">
            <text:p>80,00%</text:p>
          </table:table-cell>
        </table:table-row>
        <table:table-row table:style-name="ro2">
          <table:table-cell table:number-columns-repeated="22"/>
          <table:table-cell office:value-type="string" calcext:value-type="string">
            <text:p>Cache TTL horas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 table:number-columns-repeated="22"/>
          <table:table-cell office:value-type="string" calcext:value-type="string">
            <text:p>Byte Linha completa</text:p>
          </table:table-cell>
          <table:table-cell table:style-name="ce48" office:value-type="float" office:value="2139" calcext:value-type="float">
            <text:p>2139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  <table:table-cell office:value-type="string" calcext:value-type="string">
            <text:p>Escrita → Linha completa</text:p>
          </table:table-cell>
          <table:table-cell office:value-type="float" office:value="2139" calcext:value-type="float">
            <text:p>2139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  <table:table-cell office:value-type="string" calcext:value-type="string">
            <text:p>Leitura → Hash + URL</text:p>
          </table:table-cell>
          <table:table-cell table:formula="of:=6+2083" office:value-type="float" office:value="2089" calcext:value-type="float">
            <text:p>20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07:02:53.882108013</meta:creation-date>
    <dc:date>2025-01-27T07:51:25.476541444</dc:date>
    <meta:editing-duration>PT46M48S</meta:editing-duration>
    <meta:editing-cycles>4</meta:editing-cycles>
    <meta:generator>LibreOffice/7.4.7.2$Linux_X86_64 LibreOffice_project/40$Build-2</meta:generator>
    <dc:title>project111 - Plano de Capacidade</dc:title>
    <meta:document-statistic meta:table-count="1" meta:cell-count="121" meta:object-count="0"/>
  </office:meta>
</office:document-meta>
</file>